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159.99pt"/>
    </style:style>
    <style:style style:name="co9" style:family="table-column">
      <style:table-column-properties fo:break-before="auto" style:column-width="173.91pt"/>
    </style:style>
    <style:style style:name="co10" style:family="table-column">
      <style:table-column-properties fo:break-before="auto" style:column-width="115.26pt"/>
    </style:style>
    <style:style style:name="co11" style:family="table-column">
      <style:table-column-properties fo:break-before="auto" style:column-width="180.11pt"/>
    </style:style>
    <style:style style:name="co12" style:family="table-column">
      <style:table-column-properties fo:break-before="auto" style:column-width="194pt"/>
    </style:style>
    <style:style style:name="co13" style:family="table-column">
      <style:table-column-properties fo:break-before="auto" style:column-width="99.81pt"/>
    </style:style>
    <style:style style:name="co14" style:family="table-column">
      <style:table-column-properties fo:break-before="auto" style:column-width="115.99pt"/>
    </style:style>
    <style:style style:name="co15" style:family="table-column">
      <style:table-column-properties fo:break-before="auto" style:column-width="105.19pt"/>
    </style:style>
    <style:style style:name="co16" style:family="table-column">
      <style:table-column-properties fo:break-before="auto" style:column-width="49.66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nsitivityEx1_InfluenceLimitAdv_0.10000000000000001_10_0.001_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et: Toplevel network.</text:p>
          </table:table-cell>
          <table:table-cell office:value-type="string" calcext:value-type="string">
            <text:p>Parameter Valu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Normal Alt1</text:p>
          </table:table-cell>
          <table:table-cell office:value-type="string" calcext:value-type="string">
            <text:p>Normal Alt2</text:p>
          </table:table-cell>
          <table:table-cell office:value-type="string" calcext:value-type="string">
            <text:p>Normal Alt3</text:p>
          </table:table-cell>
          <table:table-cell office:value-type="string" calcext:value-type="string">
            <text:p>p0 of Alt1</text:p>
          </table:table-cell>
          <table:table-cell office:value-type="string" calcext:value-type="string">
            <text:p>p0 of Alt2</text:p>
          </table:table-cell>
          <table:table-cell office:value-type="string" calcext:value-type="string">
            <text:p>p0 of Alt3</text:p>
          </table:table-cell>
          <table:table-cell office:value-type="string" calcext:value-type="string">
            <text:p>Ranking Alt1</text:p>
          </table:table-cell>
          <table:table-cell office:value-type="string" calcext:value-type="string">
            <text:p>Ranking Alt2</text:p>
          </table:table-cell>
          <table:table-cell office:value-type="string" calcext:value-type="string">
            <text:p>Ranking Alt3</text:p>
          </table:table-cell>
          <table:table-cell office:value-type="string" calcext:value-type="string">
            <text:p>Dist: Taxi Cab</text:p>
          </table:table-cell>
          <table:table-cell office:value-type="string" calcext:value-type="string">
            <text:p>Dist: Avg % difference with known</text:p>
          </table:table-cell>
          <table:table-cell office:value-type="string" calcext:value-type="string">
            <text:p>Dist: Avg % difference without known</text:p>
          </table:table-cell>
          <table:table-cell office:value-type="string" calcext:value-type="string">
            <text:p>Dist: Max of differences</text:p>
          </table:table-cell>
          <table:table-cell office:value-type="string" calcext:value-type="string">
            <text:p>Dist: Max of % differences with known</text:p>
          </table:table-cell>
          <table:table-cell office:value-type="string" calcext:value-type="string">
            <text:p>Dist: Max of % differences without known</text:p>
          </table:table-cell>
          <table:table-cell office:value-type="string" calcext:value-type="string">
            <text:p>Dist: Max % change</text:p>
          </table:table-cell>
          <table:table-cell office:value-type="string" calcext:value-type="string">
            <text:p>Dist: Average % change</text:p>
          </table:table-cell>
          <table:table-cell office:value-type="string" calcext:value-type="string">
            <text:p>Dist: Rank distance 1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Original Values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67297" calcext:value-type="float">
            <text:p>0.367297</text:p>
          </table:table-cell>
          <table:table-cell office:value-type="float" office:value="0.288242" calcext:value-type="float">
            <text:p>0.288242</text:p>
          </table:table-cell>
          <table:table-cell office:value-type="float" office:value="0.344461" calcext:value-type="float">
            <text:p>0.344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111542" calcext:value-type="float">
            <text:p>0.111542</text:p>
          </table:table-cell>
          <table:table-cell office:value-type="float" office:value="0.454772" calcext:value-type="float">
            <text:p>0.454772</text:p>
          </table:table-cell>
          <table:table-cell office:value-type="float" office:value="0.222555" calcext:value-type="float">
            <text:p>0.222555</text:p>
          </table:table-cell>
          <table:table-cell office:value-type="float" office:value="0.322674" calcext:value-type="float">
            <text:p>0.322674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74951" calcext:value-type="float">
            <text:p>0.174951</text:p>
          </table:table-cell>
          <table:table-cell office:value-type="float" office:value="0.176434" calcext:value-type="float">
            <text:p>0.176434</text:p>
          </table:table-cell>
          <table:table-cell office:value-type="float" office:value="0.178444" calcext:value-type="float">
            <text:p>0.178444</text:p>
          </table:table-cell>
          <table:table-cell office:value-type="float" office:value="0.087475" calcext:value-type="float">
            <text:p>0.087475</text:p>
          </table:table-cell>
          <table:table-cell office:value-type="float" office:value="0.23816" calcext:value-type="float">
            <text:p>0.23816</text:p>
          </table:table-cell>
          <table:table-cell office:value-type="float" office:value="0.257197" calcext:value-type="float">
            <text:p>0.257197</text:p>
          </table:table-cell>
          <table:table-cell office:value-type="float" office:value="0.295153" calcext:value-type="float">
            <text:p>0.295153</text:p>
          </table:table-cell>
          <table:table-cell office:value-type="float" office:value="0.200279" calcext:value-type="float">
            <text:p>0.200279</text:p>
          </table:table-cell>
          <table:table-cell office:value-type="float" office:value="0" calcext:value-type="float">
            <text:p>0</text:p>
          </table:table-cell>
          <table:table-cell office:value-type="float" office:value="0.000797" calcext:value-type="float">
            <text:p>0.000797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0.999219" calcext:value-type="float">
            <text:p>0.999219</text:p>
          </table:table-cell>
          <table:table-cell office:value-type="float" office:value="0.211085" calcext:value-type="float">
            <text:p>0.211085</text:p>
          </table:table-cell>
          <table:table-cell office:value-type="float" office:value="0.335502" calcext:value-type="float">
            <text:p>0.335502</text:p>
          </table:table-cell>
          <table:table-cell office:value-type="float" office:value="0.157442" calcext:value-type="float">
            <text:p>0.157442</text:p>
          </table:table-cell>
          <table:table-cell office:value-type="float" office:value="0.507056" calcext:value-type="float">
            <text:p>0.50705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519" calcext:value-type="float">
            <text:p>0.32519</text:p>
          </table:table-cell>
          <table:table-cell office:value-type="float" office:value="0.337459" calcext:value-type="float">
            <text:p>0.337459</text:p>
          </table:table-cell>
          <table:table-cell office:value-type="float" office:value="0.353113" calcext:value-type="float">
            <text:p>0.353113</text:p>
          </table:table-cell>
          <table:table-cell office:value-type="float" office:value="0.162595" calcext:value-type="float">
            <text:p>0.162595</text:p>
          </table:table-cell>
          <table:table-cell office:value-type="float" office:value="0.472027" calcext:value-type="float">
            <text:p>0.472027</text:p>
          </table:table-cell>
          <table:table-cell office:value-type="float" office:value="0.586966" calcext:value-type="float">
            <text:p>0.586966</text:p>
          </table:table-cell>
          <table:table-cell office:value-type="float" office:value="0.830787" calcext:value-type="float">
            <text:p>0.830787</text:p>
          </table:table-cell>
          <table:table-cell office:value-type="float" office:value="0.465861" calcext:value-type="float">
            <text:p>0.465861</text:p>
          </table:table-cell>
          <table:table-cell office:value-type="float" office:value="2" calcext:value-type="float">
            <text:p>2</text:p>
          </table:table-cell>
          <table:table-cell office:value-type="float" office:value="0.000582" calcext:value-type="float">
            <text:p>0.000582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068113" calcext:value-type="float">
            <text:p>0.068113</text:p>
          </table:table-cell>
          <table:table-cell office:value-type="float" office:value="0.398077" calcext:value-type="float">
            <text:p>0.398077</text:p>
          </table:table-cell>
          <table:table-cell office:value-type="float" office:value="0.232738" calcext:value-type="float">
            <text:p>0.232738</text:p>
          </table:table-cell>
          <table:table-cell office:value-type="float" office:value="0.369185" calcext:value-type="float">
            <text:p>0.36918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1008" calcext:value-type="float">
            <text:p>0.111008</text:p>
          </table:table-cell>
          <table:table-cell office:value-type="float" office:value="0.116046" calcext:value-type="float">
            <text:p>0.116046</text:p>
          </table:table-cell>
          <table:table-cell office:value-type="float" office:value="0.120932" calcext:value-type="float">
            <text:p>0.120932</text:p>
          </table:table-cell>
          <table:table-cell office:value-type="float" office:value="0.055504" calcext:value-type="float">
            <text:p>0.055504</text:p>
          </table:table-cell>
          <table:table-cell office:value-type="float" office:value="0.19256" calcext:value-type="float">
            <text:p>0.19256</text:p>
          </table:table-cell>
          <table:table-cell office:value-type="float" office:value="0.213075" calcext:value-type="float">
            <text:p>0.213075</text:p>
          </table:table-cell>
          <table:table-cell office:value-type="float" office:value="0.238483" calcext:value-type="float">
            <text:p>0.238483</text:p>
          </table:table-cell>
          <table:table-cell office:value-type="float" office:value="0.131353" calcext:value-type="float">
            <text:p>0.131353</text:p>
          </table:table-cell>
          <table:table-cell office:value-type="float" office:value="0" calcext:value-type="float">
            <text:p>0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58021" calcext:value-type="float">
            <text:p>0.58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67297" calcext:value-type="float">
            <text:p>0.3672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58021" calcext:value-type="float">
            <text:p>0.58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67297" calcext:value-type="float">
            <text:p>0.3672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58021" calcext:value-type="float">
            <text:p>0.58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67297" calcext:value-type="float">
            <text:p>0.3672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58021" calcext:value-type="float">
            <text:p>0.58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67297" calcext:value-type="float">
            <text:p>0.3672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11691" calcext:value-type="float">
            <text:p>0.11691</text:p>
          </table:table-cell>
          <table:table-cell office:value-type="float" office:value="0.46111" calcext:value-type="float">
            <text:p>0.46111</text:p>
          </table:table-cell>
          <table:table-cell office:value-type="float" office:value="0.226061" calcext:value-type="float">
            <text:p>0.226061</text:p>
          </table:table-cell>
          <table:table-cell office:value-type="float" office:value="0.31283" calcext:value-type="float">
            <text:p>0.3128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87627" calcext:value-type="float">
            <text:p>0.187627</text:p>
          </table:table-cell>
          <table:table-cell office:value-type="float" office:value="0.187657" calcext:value-type="float">
            <text:p>0.187657</text:p>
          </table:table-cell>
          <table:table-cell office:value-type="float" office:value="0.188183" calcext:value-type="float">
            <text:p>0.188183</text:p>
          </table:table-cell>
          <table:table-cell office:value-type="float" office:value="0.093813" calcext:value-type="float">
            <text:p>0.093813</text:p>
          </table:table-cell>
          <table:table-cell office:value-type="float" office:value="0.255416" calcext:value-type="float">
            <text:p>0.255416</text:p>
          </table:table-cell>
          <table:table-cell office:value-type="float" office:value="0.241809" calcext:value-type="float">
            <text:p>0.241809</text:p>
          </table:table-cell>
          <table:table-cell office:value-type="float" office:value="0.275066" calcext:value-type="float">
            <text:p>0.275066</text:p>
          </table:table-cell>
          <table:table-cell office:value-type="float" office:value="0.210532" calcext:value-type="float">
            <text:p>0.210532</text:p>
          </table:table-cell>
          <table:table-cell office:value-type="float" office:value="0" calcext:value-type="float">
            <text:p>0</text:p>
          </table:table-cell>
          <table:table-cell office:value-type="float" office:value="0.000945" calcext:value-type="float">
            <text:p>0.00094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151213" calcext:value-type="float">
            <text:p>0.151213</text:p>
          </table:table-cell>
          <table:table-cell office:value-type="float" office:value="0.373715" calcext:value-type="float">
            <text:p>0.373715</text:p>
          </table:table-cell>
          <table:table-cell office:value-type="float" office:value="0.178254" calcext:value-type="float">
            <text:p>0.178254</text:p>
          </table:table-cell>
          <table:table-cell office:value-type="float" office:value="0.448031" calcext:value-type="float">
            <text:p>0.44803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19977" calcext:value-type="float">
            <text:p>0.219977</text:p>
          </table:table-cell>
          <table:table-cell office:value-type="float" office:value="0.233244" calcext:value-type="float">
            <text:p>0.233244</text:p>
          </table:table-cell>
          <table:table-cell office:value-type="float" office:value="0.250085" calcext:value-type="float">
            <text:p>0.250085</text:p>
          </table:table-cell>
          <table:table-cell office:value-type="float" office:value="0.109989" calcext:value-type="float">
            <text:p>0.109989</text:p>
          </table:table-cell>
          <table:table-cell office:value-type="float" office:value="0.381584" calcext:value-type="float">
            <text:p>0.381584</text:p>
          </table:table-cell>
          <table:table-cell office:value-type="float" office:value="0.471552" calcext:value-type="float">
            <text:p>0.471552</text:p>
          </table:table-cell>
          <table:table-cell office:value-type="float" office:value="0.617034" calcext:value-type="float">
            <text:p>0.617034</text:p>
          </table:table-cell>
          <table:table-cell office:value-type="float" office:value="0.311727" calcext:value-type="float">
            <text:p>0.311727</text:p>
          </table:table-cell>
          <table:table-cell office:value-type="float" office:value="2" calcext:value-type="float">
            <text:p>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277703" calcext:value-type="float">
            <text:p>0.277703</text:p>
          </table:table-cell>
          <table:table-cell office:value-type="float" office:value="0.399895" calcext:value-type="float">
            <text:p>0.399895</text:p>
          </table:table-cell>
          <table:table-cell office:value-type="float" office:value="0.466269" calcext:value-type="float">
            <text:p>0.466269</text:p>
          </table:table-cell>
          <table:table-cell office:value-type="float" office:value="0.133836" calcext:value-type="float">
            <text:p>0.13383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21251" calcext:value-type="float">
            <text:p>0.421251</text:p>
          </table:table-cell>
          <table:table-cell office:value-type="float" office:value="0.439282" calcext:value-type="float">
            <text:p>0.439282</text:p>
          </table:table-cell>
          <table:table-cell office:value-type="float" office:value="0.479204" calcext:value-type="float">
            <text:p>0.479204</text:p>
          </table:table-cell>
          <table:table-cell office:value-type="float" office:value="0.210625" calcext:value-type="float">
            <text:p>0.210625</text:p>
          </table:table-cell>
          <table:table-cell office:value-type="float" office:value="0.617629" calcext:value-type="float">
            <text:p>0.617629</text:p>
          </table:table-cell>
          <table:table-cell office:value-type="float" office:value="0.88073" calcext:value-type="float">
            <text:p>0.88073</text:p>
          </table:table-cell>
          <table:table-cell office:value-type="float" office:value="1.573759" calcext:value-type="float">
            <text:p>1.573759</text:p>
          </table:table-cell>
          <table:table-cell office:value-type="float" office:value="0.760047" calcext:value-type="float">
            <text:p>0.760047</text:p>
          </table:table-cell>
          <table:table-cell office:value-type="float" office:value="4" calcext:value-type="float">
            <text:p>4</text:p>
          </table:table-cell>
          <table:table-cell office:value-type="float" office:value="0.000653" calcext:value-type="float">
            <text:p>0.000653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253809" calcext:value-type="float">
            <text:p>0.253809</text:p>
          </table:table-cell>
          <table:table-cell office:value-type="float" office:value="0.49972" calcext:value-type="float">
            <text:p>0.49972</text:p>
          </table:table-cell>
          <table:table-cell office:value-type="float" office:value="0.083981" calcext:value-type="float">
            <text:p>0.083981</text:p>
          </table:table-cell>
          <table:table-cell office:value-type="float" office:value="0.416299" calcext:value-type="float">
            <text:p>0.41629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08522" calcext:value-type="float">
            <text:p>0.408522</text:p>
          </table:table-cell>
          <table:table-cell office:value-type="float" office:value="0.42591" calcext:value-type="float">
            <text:p>0.42591</text:p>
          </table:table-cell>
          <table:table-cell office:value-type="float" office:value="0.530616" calcext:value-type="float">
            <text:p>0.530616</text:p>
          </table:table-cell>
          <table:table-cell office:value-type="float" office:value="0.204261" calcext:value-type="float">
            <text:p>0.204261</text:p>
          </table:table-cell>
          <table:table-cell office:value-type="float" office:value="0.708644" calcext:value-type="float">
            <text:p>0.708644</text:p>
          </table:table-cell>
          <table:table-cell office:value-type="float" office:value="1.09752" calcext:value-type="float">
            <text:p>1.09752</text:p>
          </table:table-cell>
          <table:table-cell office:value-type="float" office:value="2.432232" calcext:value-type="float">
            <text:p>2.432232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" calcext:value-type="float">
            <text:p>0</text:p>
          </table:table-cell>
          <table:table-cell office:value-type="float" office:value="0.000797" calcext:value-type="float">
            <text:p>0.000797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0.999219" calcext:value-type="float">
            <text:p>0.999219</text:p>
          </table:table-cell>
          <table:table-cell office:value-type="float" office:value="0.666937" calcext:value-type="float">
            <text:p>0.666937</text:p>
          </table:table-cell>
          <table:table-cell office:value-type="float" office:value="0.083686" calcext:value-type="float">
            <text:p>0.083686</text:p>
          </table:table-cell>
          <table:table-cell office:value-type="float" office:value="0.832635" calcext:value-type="float">
            <text:p>0.832635</text:p>
          </table:table-cell>
          <table:table-cell office:value-type="float" office:value="0.083679" calcext:value-type="float">
            <text:p>0.08367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88785" calcext:value-type="float">
            <text:p>1.088785</text:p>
          </table:table-cell>
          <table:table-cell office:value-type="float" office:value="1.139298" calcext:value-type="float">
            <text:p>1.139298</text:p>
          </table:table-cell>
          <table:table-cell office:value-type="float" office:value="1.149107" calcext:value-type="float">
            <text:p>1.149107</text:p>
          </table:table-cell>
          <table:table-cell office:value-type="float" office:value="0.544393" calcext:value-type="float">
            <text:p>0.544393</text:p>
          </table:table-cell>
          <table:table-cell office:value-type="float" office:value="1.888664" calcext:value-type="float">
            <text:p>1.888664</text:p>
          </table:table-cell>
          <table:table-cell office:value-type="float" office:value="1.257744" calcext:value-type="float">
            <text:p>1.257744</text:p>
          </table:table-cell>
          <table:table-cell office:value-type="float" office:value="3.388975" calcext:value-type="float">
            <text:p>3.388975</text:p>
          </table:table-cell>
          <table:table-cell office:value-type="float" office:value="2.798032" calcext:value-type="float">
            <text:p>2.798032</text:p>
          </table:table-cell>
          <table:table-cell office:value-type="float" office:value="4" calcext:value-type="float">
            <text:p>4</text:p>
          </table:table-cell>
          <table:table-cell office:value-type="float" office:value="0.000857" calcext:value-type="float">
            <text:p>0.000857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0.999219" calcext:value-type="float">
            <text:p>0.999219</text:p>
          </table:table-cell>
          <table:table-cell office:value-type="float" office:value="0.414335" calcext:value-type="float">
            <text:p>0.414335</text:p>
          </table:table-cell>
          <table:table-cell office:value-type="float" office:value="0.062937" calcext:value-type="float">
            <text:p>0.062937</text:p>
          </table:table-cell>
          <table:table-cell office:value-type="float" office:value="0.312513" calcext:value-type="float">
            <text:p>0.312513</text:p>
          </table:table-cell>
          <table:table-cell office:value-type="float" office:value="0.62455" calcext:value-type="float">
            <text:p>0.6245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08718" calcext:value-type="float">
            <text:p>0.608718</text:p>
          </table:table-cell>
          <table:table-cell office:value-type="float" office:value="0.575323" calcext:value-type="float">
            <text:p>0.575323</text:p>
          </table:table-cell>
          <table:table-cell office:value-type="float" office:value="0.691249" calcext:value-type="float">
            <text:p>0.691249</text:p>
          </table:table-cell>
          <table:table-cell office:value-type="float" office:value="0.304359" calcext:value-type="float">
            <text:p>0.304359</text:p>
          </table:table-cell>
          <table:table-cell office:value-type="float" office:value="0.828647" calcext:value-type="float">
            <text:p>0.828647</text:p>
          </table:table-cell>
          <table:table-cell office:value-type="float" office:value="1.414854" calcext:value-type="float">
            <text:p>1.414854</text:p>
          </table:table-cell>
          <table:table-cell office:value-type="float" office:value="4.835898" calcext:value-type="float">
            <text:p>4.835898</text:p>
          </table:table-cell>
          <table:table-cell office:value-type="float" office:value="1.911073" calcext:value-type="float">
            <text:p>1.911073</text:p>
          </table:table-cell>
          <table:table-cell office:value-type="float" office:value="4" calcext:value-type="float">
            <text:p>4</text:p>
          </table:table-cell>
          <table:table-cell office:value-type="float" office:value="0.000629" calcext:value-type="float">
            <text:p>0.000629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339895" calcext:value-type="float">
            <text:p>0.339895</text:p>
          </table:table-cell>
          <table:table-cell office:value-type="float" office:value="0.624395" calcext:value-type="float">
            <text:p>0.624395</text:p>
          </table:table-cell>
          <table:table-cell office:value-type="float" office:value="0.25019" calcext:value-type="float">
            <text:p>0.25019</text:p>
          </table:table-cell>
          <table:table-cell office:value-type="float" office:value="0.125415" calcext:value-type="float">
            <text:p>0.12541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14196" calcext:value-type="float">
            <text:p>0.514196</text:p>
          </table:table-cell>
          <table:table-cell office:value-type="float" office:value="0.489299" calcext:value-type="float">
            <text:p>0.489299</text:p>
          </table:table-cell>
          <table:table-cell office:value-type="float" office:value="0.530735" calcext:value-type="float">
            <text:p>0.530735</text:p>
          </table:table-cell>
          <table:table-cell office:value-type="float" office:value="0.257098" calcext:value-type="float">
            <text:p>0.257098</text:p>
          </table:table-cell>
          <table:table-cell office:value-type="float" office:value="0.699974" calcext:value-type="float">
            <text:p>0.699974</text:p>
          </table:table-cell>
          <table:table-cell office:value-type="float" office:value="0.932354" calcext:value-type="float">
            <text:p>0.932354</text:p>
          </table:table-cell>
          <table:table-cell office:value-type="float" office:value="1.746561" calcext:value-type="float">
            <text:p>1.746561</text:p>
          </table:table-cell>
          <table:table-cell office:value-type="float" office:value="0.86621" calcext:value-type="float">
            <text:p>0.86621</text:p>
          </table:table-cell>
          <table:table-cell office:value-type="float" office:value="2" calcext:value-type="float">
            <text:p>2</text:p>
          </table:table-cell>
          <table:table-cell office:value-type="float" office:value="0.000762" calcext:value-type="float">
            <text:p>0.000762</text:p>
          </table:table-cell>
        </table:table-row>
      </table:table>
      <table:named-expressions/>
      <table:database-ranges>
        <table:database-range table:name="__Anonymous_Sheet_DB__0" table:target-range-address="'SensitivityEx1_InfluenceLimitAdv_0.10000000000000001_10_0.001_5'.A3:'SensitivityEx1_InfluenceLimitAdv_0.10000000000000001_10_0.001_5'.V1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9T00:42:19.330445191</dc:date>
    <meta:editing-duration>PT3M22S</meta:editing-duration>
    <meta:editing-cycles>2</meta:editing-cycles>
    <meta:generator>LibreOffice/5.1.4.2$Linux_X86_64 LibreOffice_project/10m0$Build-2</meta:generator>
    <meta:document-statistic meta:table-count="1" meta:cell-count="352" meta:object-count="0"/>
  </office:meta>
</office:document-meta>
</file>